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4in" fo:margin-left="1.4431in" table:align="left" fo:background-color="transparent">
        <style:background-image/>
      </style:table-properties>
    </style:style>
    <style:style style:name="Table3.A" style:family="table-column">
      <style:table-column-properties style:column-width="1.9861in"/>
    </style:style>
    <style:style style:name="Table3.B" style:family="table-column">
      <style:table-column-properties style:column-width="2.0139in"/>
    </style:style>
    <style:style style:name="Table3.1" style:family="table-row">
      <style:table-row-properties style:min-row-height="0.3056in" fo:background-color="transparent">
        <style:background-image/>
      </style:table-row-properties>
    </style:style>
    <style:style style:name="Table3.A1" style:family="table-cell">
      <style:table-cell-properties fo:background-color="#c9211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9211e" fo:padding="0.0382in" fo:border="0.05pt solid #000000">
        <style:background-image/>
      </style:table-cell-properties>
    </style:style>
    <style:style style:name="Table1" style:family="table">
      <style:table-properties style:width="6.6542in" fo:margin-left="0in" fo:margin-right="0.1965in" table:align="margins"/>
    </style:style>
    <style:style style:name="Table1.A" style:family="table-column">
      <style:table-column-properties style:column-width="1.625in" style:rel-column-width="16004*"/>
    </style:style>
    <style:style style:name="Table1.B" style:family="table-column">
      <style:table-column-properties style:column-width="0.3056in" style:rel-column-width="3009*"/>
    </style:style>
    <style:style style:name="Table1.C" style:family="table-column">
      <style:table-column-properties style:column-width="4.7236in" style:rel-column-width="46522*"/>
    </style:style>
    <style:style style:name="Table1.1" style:family="table-row">
      <style:table-row-properties style:min-row-height="0.125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611in"/>
    </style:style>
    <style:style style:name="Table1.C2" style:family="table-cell">
      <style:table-cell-properties style:vertical-align="middle" fo:padding="0.0382in" fo:border="none"/>
    </style:style>
    <style:style style:name="Table1.3" style:family="table-row">
      <style:table-row-properties style:min-row-height="0.25in"/>
    </style:style>
    <style:style style:name="Table2" style:family="table">
      <style:table-properties style:width="6.852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9708in"/>
    </style:style>
    <style:style style:name="Table2.C" style:family="table-column">
      <style:table-column-properties style:column-width="2.5222in"/>
    </style:style>
    <style:style style:name="Table2.D" style:family="table-column">
      <style:table-column-properties style:column-width="0.3764in"/>
    </style:style>
    <style:style style:name="Table2.E" style:family="table-column">
      <style:table-column-properties style:column-width="1.4181in"/>
    </style:style>
    <style:style style:name="Table2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3465a4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D3" style:family="table-cell">
      <style:table-cell-properties style:vertical-align="middle" fo:padding="0.0382in" fo:border="none"/>
    </style:style>
    <style:style style:name="Table2.E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style:vertical-align="middle" fo:background-color="#c9211e" fo:padding="0.0382in" fo:border="0.05pt solid #000000">
        <style:background-image/>
      </style:table-cell-properties>
    </style:style>
    <style:style style:name="Table2.D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style:vertical-align="middle" fo:background-color="#c921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D8" style:family="table-cell">
      <style:table-cell-properties style:vertical-align="middle" fo:padding="0.0382in" fo:border-left="none" fo:border-right="none" fo:border-top="none" fo:border-bottom="0.05pt solid #000000"/>
    </style:style>
    <style:style style:name="Table7" style:family="table">
      <style:table-properties style:width="6.8507in" table:align="margins"/>
    </style:style>
    <style:style style:name="Table7.A" style:family="table-column">
      <style:table-column-properties style:column-width="0.6903in" style:rel-column-width="6601*"/>
    </style:style>
    <style:style style:name="Table7.B" style:family="table-column">
      <style:table-column-properties style:column-width="6.1604in" style:rel-column-width="58934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2.9569in" fo:margin-left="3.8708in" table:align="left"/>
    </style:style>
    <style:style style:name="Table5.A" style:family="table-column">
      <style:table-column-properties style:column-width="2.9569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1c4c2ab" officeooo:paragraph-rsid="01c4c2a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1c4c2ab" officeooo:paragraph-rsid="024a68c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1c4c2ab" officeooo:paragraph-rsid="028f850f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1c4c2ab" officeooo:paragraph-rsid="02999634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line-height="115%"/>
      <style:text-properties style:font-name="Arial" fo:font-size="9pt" fo:font-weight="bold" officeooo:rsid="01c4c2ab" officeooo:paragraph-rsid="01c4c2ab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193fdf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line-height="115%"/>
      <style:text-properties style:font-name="Arial" fo:font-size="9pt" fo:font-weight="bold" officeooo:rsid="020e526a" officeooo:paragraph-rsid="020e526a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line-height="115%"/>
      <style:text-properties style:font-name="Arial" fo:font-size="9pt" fo:font-weight="bold" officeooo:rsid="020e526a" officeooo:paragraph-rsid="028f850f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line-height="115%"/>
      <style:text-properties style:font-name="Arial" fo:font-size="9pt" fo:font-weight="bold" officeooo:rsid="020e526a" officeooo:paragraph-rsid="02999634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line-height="115%"/>
      <style:text-properties style:font-name="Arial" fo:font-size="9pt" fo:font-weight="bold" officeooo:rsid="020e526a" officeooo:paragraph-rsid="029a4715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23346a1" style:font-size-asian="9pt" style:font-size-complex="9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8pt" style:font-size-asian="7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size-asian="7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8pt" style:font-size-asian="7pt" style:font-size-complex="8pt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8pt" officeooo:rsid="006f6841" officeooo:paragraph-rsid="006f6841" style:font-size-asian="7pt" style:font-size-complex="8pt"/>
    </style:style>
    <style:style style:name="P29" style:family="paragraph" style:parent-style-name="Text_20_body">
      <style:text-properties style:font-name="Arial" fo:font-size="8pt" officeooo:rsid="01fcc9aa" officeooo:paragraph-rsid="02ab8661" style:font-size-asian="7pt" style:font-size-complex="8pt"/>
    </style:style>
    <style:style style:name="P30" style:family="paragraph" style:parent-style-name="Text_20_body">
      <style:text-properties style:font-name="Arial" fo:font-size="8pt" fo:font-style="italic" fo:font-weight="bold" officeooo:rsid="01fcc9aa" officeooo:paragraph-rsid="02ab8661" style:font-size-asian="7pt" style:font-style-asian="italic" style:font-weight-asian="bold" style:font-size-complex="8pt" style:font-style-complex="italic" style:font-weight-complex="bold"/>
    </style:style>
    <style:style style:name="P31" style:family="paragraph" style:parent-style-name="Text_20_body">
      <style:text-properties style:font-name="Arial" fo:font-size="8pt" fo:font-style="italic" fo:font-weight="bold" officeooo:rsid="01fcc9aa" officeooo:paragraph-rsid="01fcc9aa" style:font-size-asian="7pt" style:font-style-asian="italic" style:font-weight-asian="bold" style:font-size-complex="8pt" style:font-style-complex="italic" style:font-weight-complex="bold"/>
    </style:style>
    <style:style style:name="P3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10pt" fo:font-weight="bold" officeooo:rsid="020bbc93" officeooo:paragraph-rsid="020bbc93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line-height="100%" fo:text-align="justify" style:justify-single-word="false"/>
      <style:text-properties style:font-name="Arial" fo:font-size="2pt" officeooo:rsid="006f6841" officeooo:paragraph-rsid="006f6841" style:font-size-asian="1.75pt" style:font-size-complex="2pt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P3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8pt" officeooo:paragraph-rsid="02380ad9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fo:font-size="8pt" officeooo:paragraph-rsid="02380ad9" style:font-size-asian="8pt" style:font-size-complex="8pt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20d0aa1" officeooo:paragraph-rsid="020d0aa1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Arial" fo:font-size="6pt" fo:font-weight="bold" officeooo:rsid="00d2f3b4" officeooo:paragraph-rsid="018cde5c" style:font-size-asian="6pt" style:font-weight-asian="bold" style:font-size-complex="6pt" style:font-weight-complex="bold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fo:color="#2a6099" loext:opacity="100%" style:font-name="Arial" fo:font-size="6pt" fo:font-weight="bold" officeooo:rsid="00d2f3b4" officeooo:paragraph-rsid="020d0aa1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1da422a" officeooo:paragraph-rsid="01da422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ffffff" loext:opacity="100%" style:font-name="Arial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ffffff" loext:opacity="100%" style:font-name="Arial" fo:font-size="8pt" fo:font-weight="bold" officeooo:rsid="01d3af39" officeooo:paragraph-rsid="01d3af39" style:font-size-asian="7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ffff" loext:opacity="100%" style:font-name="Arial" fo:font-size="8pt" fo:font-weight="bold" officeooo:rsid="028b84aa" officeooo:paragraph-rsid="028b84aa" style:font-size-asian="7pt" style:font-weight-asian="bold" style:font-size-complex="8pt" style:font-weight-complex="bold"/>
    </style:style>
    <style:style style:name="P55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1e35063" officeooo:paragraph-rsid="01e3506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6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040bef" officeooo:paragraph-rsid="02040be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7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155b03" officeooo:paragraph-rsid="02155b0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8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59" style:family="paragraph" style:parent-style-name="Standard">
      <style:text-properties officeooo:paragraph-rsid="02ab8661"/>
    </style:style>
    <style:style style:name="P60" style:family="paragraph">
      <loext:graphic-properties draw:fill-color="#000000"/>
      <style:paragraph-properties fo:text-align="cente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officeooo:rsid="0031c11d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d858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fo:font-size="6pt" officeooo:rsid="00d2f3b4" style:font-size-asian="6pt" style:font-size-complex="6pt"/>
    </style:style>
    <style:style style:name="T8" style:family="text">
      <style:text-properties fo:color="#2a6099" loext:opacity="100%" officeooo:rsid="00d2f3b4"/>
    </style:style>
    <style:style style:name="T9" style:family="text">
      <style:text-properties officeooo:rsid="00d2f3b4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d2f3b4" style:font-size-asian="10pt" style:font-size-complex="10pt"/>
    </style:style>
    <style:style style:name="T12" style:family="text">
      <style:text-properties officeooo:rsid="02155b03"/>
    </style:style>
    <style:style style:name="T13" style:family="text">
      <style:text-properties officeooo:rsid="0268cd8f"/>
    </style:style>
    <style:style style:name="T14" style:family="text">
      <style:text-properties officeooo:rsid="0255c174"/>
    </style:style>
    <style:style style:name="T15" style:family="text">
      <style:text-properties officeooo:rsid="02999634"/>
    </style:style>
    <style:style style:name="T16" style:family="text">
      <style:text-properties officeooo:rsid="011f607e"/>
    </style:style>
    <style:style style:name="T17" style:family="text">
      <style:text-properties officeooo:rsid="02c674a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</text:user-field-decls>
      <text:p text:style-name="P3"><text:a xlink:type="simple" xlink:href="py3o://for=%22o%20in%20objects%22" text:style-name="Internet_20_link" text:visited-style-name="Visited_20_Internet_20_Link"><text:span text:style-name="T7">for="o in objects"</text:span></text:a></text:p>
      <text:p text:style-name="P32"><text:span text:style-name="T8">I</text:span><text:span text:style-name="T6">NVOICE</text:span></text:p>
      <text:p text:style-name="P4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2"><text:user-field-get text:name="py3o.objects.nomor_referensi">nomor_referensi</text:user-field-get></text:p>
          </table:table-cell>
          <table:table-cell table:style-name="Table3.B1" office:value-type="string">
            <text:p text:style-name="P52"><text:user-field-get text:name="py3o.objects.formatted_invoice_date">formatted_invoice_date</text:user-field-get></text:p>
          </table:table-cell>
        </table:table-row>
      </table:table>
      <text:p text:style-name="P42"/>
      <text:p text:style-name="P42"><draw:line text:anchor-type="paragraph" draw:z-index="1" draw:name="Shape2" draw:style-name="gr1" draw:text-style-name="P60" svg:x1="1.6193in" svg:y1="0.0728in" svg:x2="1.6193in" svg:y2="0.2811in"><text:p/></draw:line><draw:line text:anchor-type="paragraph" draw:z-index="2" draw:name="Shape3" draw:style-name="gr1" draw:text-style-name="P60" svg:x1="1.6193in" svg:y1="0.0728in" svg:x2="6.8555in" svg:y2="0.0866in"><text:p/></draw:line></text:p>
      <text:p text:style-name="P41"><text:span text:style-name="T9"><text:s text:c="15"/></text:span><text:span text:style-name="T11"><text:s/>D</text:span><text:span text:style-name="T10">EBITUR</text:span></text:p>
      <text:p text:style-name="P43"><draw:line text:anchor-type="paragraph" draw:z-index="0" draw:name="Shape1" draw:style-name="gr1" draw:text-style-name="P60" svg:x1="-0.0193in" svg:y1="0.0417in" svg:x2="1.6197in" svg:y2="0.0417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8"><text:a xlink:type="simple" xlink:href="py3o://for=%22%22l%20in%20o.line_ids%22" text:style-name="Internet_20_link" text:visited-style-name="Visited_20_Internet_20_Link"><text:span text:style-name="T4">for=""l in o.line_ids"</text:span></text:a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20">PERUSAHAAN</text:p>
            <text:p text:style-name="P20">ALAMAT</text:p>
            <text:p text:style-name="P17">PELABUHAN</text:p>
            <text:p text:style-name="P20">KAPAL</text:p>
            <text:p text:style-name="P20"><text:span text:style-name="T14">TA / </text:span><text:span text:style-name="T13">TD</text:span></text:p>
            <text:p text:style-name="P18">BILL OF LA<text:span text:style-name="T15">N</text:span>DING</text:p>
            <text:p text:style-name="P19">DRAUGHT SURVEY</text:p>
          </table:table-cell>
          <table:table-cell table:style-name="Table1.A1" office:value-type="string">
            <text:p text:style-name="P11">:</text:p>
            <text:p text:style-name="P12">:</text:p>
            <text:p text:style-name="P12">:<text:line-break/>:</text:p>
            <text:p text:style-name="P11">:</text:p>
            <text:p text:style-name="P13">:</text:p>
            <text:p text:style-name="P14">:</text:p>
          </table:table-cell>
          <table:table-cell table:style-name="Table1.C2" office:value-type="string">
            <text:p text:style-name="P15"><text:user-field-get text:name="py3o.o.ditujukan_kepada.name">ditujukan_kepada</text:user-field-get></text:p>
            <text:p text:style-name="P15"><text:user-field-get text:name="py3o.objects.alamat_perusahaan">alamat_perusahaan</text:user-field-get></text:p>
            <text:p text:style-name="P15"><text:user-field-get text:name="py3o.objects.sub_branch_ids.name">sub_branch_ids</text:user-field-get></text:p>
            <text:p text:style-name="P15"><text:user-field-get text:name="py3o.l.name">l_name</text:user-field-get></text:p>
            <text:p text:style-name="P48"><text:text-input text:description="py3o://function=&quot;'{} / {}'.format(l.ta.strftime('%d %B %Y') if l.ta else '', l.td.strftime('%d %B %Y') if l.td else '')&quot;">l_ta</text:text-input></text:p>
            <text:p text:style-name="P48"><text:text-input text:description="py3o://function=&quot;'{} {}'.format('{:,.3f}'.format(l.unit).rstrip('0').rstrip(',') if l.unit % 1 != 0 else '{:,.0f}'.format(l.unit), l.satuan or '').replace(',', 'X').replace('.', ',').replace('X', '.')&quot;">l_tarif</text:text-input></text:p>
            <text:p text:style-name="P48"><text:text-input text:description="py3o://function=&quot;'{} {}'.format('{:,.3f}'.format(l.ds).rstrip('0').rstrip(',') if l.ds % 1 != 0 else '{:,.0f}'.format(l.ds), l.satuan or '').replace(',', 'X').replace('.', ',').replace('X', '.')&quot;">ds</text:text-input></text:p>
          </table:table-cell>
        </table:table-row>
        <table:table-row table:style-name="Table1.3">
          <table:table-cell table:style-name="Table1.A1" office:value-type="string">
            <text:p text:style-name="P49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/>
          </table:table-cell>
        </table:table-row>
      </table:table>
      <text:p text:style-name="P33"/>
      <text:p text:style-name="P28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3">No</text:p>
          </table:table-cell>
          <table:table-cell table:style-name="Table2.A1" table:number-columns-spanned="2" office:value-type="string">
            <text:p text:style-name="P54">Deskripsi</text:p>
          </table:table-cell>
          <table:covered-table-cell/>
          <table:table-cell table:style-name="Table2.D1" table:number-columns-spanned="2" office:value-type="string">
            <text:p text:style-name="P53">Jumlah</text:p>
          </table:table-cell>
          <table:covered-table-cell/>
        </table:table-row>
        <table:table-row>
          <table:table-cell table:style-name="Table2.A2" office:value-type="string">
            <text:p text:style-name="P25"/>
          </table:table-cell>
          <table:table-cell table:style-name="Table2.B2" table:number-columns-spanned="2" office:value-type="string">
            <text:p text:style-name="P58"><text:a xlink:type="simple" xlink:href="py3o://for=%22%22l%20in%20o.line_ids%22" text:style-name="Internet_20_link" text:visited-style-name="Visited_20_Internet_20_Link"><text:span text:style-name="T4">for=""l in o.line_ids"</text:span></text:a></text:p>
          </table:table-cell>
          <table:covered-table-cell/>
          <table:table-cell table:style-name="Table2.D2" office:value-type="string">
            <text:p text:style-name="P25"/>
          </table:table-cell>
          <table:table-cell table:style-name="Table2.E2" office:value-type="string">
            <text:p text:style-name="P25"/>
          </table:table-cell>
        </table:table-row>
        <table:table-row>
          <table:table-cell table:style-name="Table2.A3" office:value-type="string">
            <text:p text:style-name="P45"><text:text-input text:description="py3o://function=&quot;'{}'.format(l.no)&quot;">no</text:text-input></text:p>
          </table:table-cell>
          <table:table-cell table:style-name="Table2.A3" table:number-columns-spanned="2" office:value-type="string">
            <text:p text:style-name="P48"><text:user-field-get text:name="py3o.l.deskripsi_tagihan">l_deskripsi</text:user-field-get></text:p>
            <text:p text:style-name="P44"><text:text-input text:description="py3o://function=&quot;'Rp. {} x {} {}'.format('{:,.0f}'.format(l.tarif).replace(',', '.'), '{:,.3f}'.format(l.unit or 0).replace(',', 'X').replace('.', ',').replace('X', '.'), l.satuan or '')&quot;">l_tarif</text:text-input><text:s/></text:p>
          </table:table-cell>
          <table:covered-table-cell/>
          <table:table-cell table:style-name="Table2.D3" office:value-type="string">
            <text:p text:style-name="P50"><text:text-input text:description="py3o://function=&quot;'Rp.' if l.total_sebelum_pajak and l.total_sebelum_pajak &gt; 0 else ''&quot;">Rp</text:text-input></text:p>
          </table:table-cell>
          <table:table-cell table:style-name="Table2.E3" office:value-type="string">
            <text:p text:style-name="P51"><text:span text:style-name="T16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</table:table-row>
        <table:table-row>
          <table:table-cell table:style-name="Table2.A4" office:value-type="string">
            <text:p text:style-name="P25"/>
          </table:table-cell>
          <table:table-cell table:style-name="Table2.B4" table:number-columns-spanned="2" office:value-type="string">
            <text:p text:style-name="P49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table-cell table:style-name="Table2.D4" office:value-type="string">
            <text:p text:style-name="P26"/>
          </table:table-cell>
          <table:table-cell table:style-name="Table2.E4" office:value-type="string">
            <text:p text:style-name="P27"/>
          </table:table-cell>
        </table:table-row>
        <table:table-row>
          <table:table-cell table:style-name="Table2.A5" office:value-type="string">
            <text:p text:style-name="P25"/>
          </table:table-cell>
          <table:table-cell table:style-name="Table2.B5" table:number-columns-spanned="2" office:value-type="string">
            <text:p text:style-name="P49"/>
          </table:table-cell>
          <table:covered-table-cell/>
          <table:table-cell table:style-name="Table2.D4" office:value-type="string">
            <text:p text:style-name="P26"/>
          </table:table-cell>
          <table:table-cell table:style-name="Table2.E4" office:value-type="string">
            <text:p text:style-name="P27"/>
          </table:table-cell>
        </table:table-row>
        <table:table-row table:style-name="Table2.6">
          <table:table-cell table:style-name="Table2.A6" office:value-type="string">
            <text:p text:style-name="P25"/>
          </table:table-cell>
          <table:table-cell table:style-name="Table2.B6" office:value-type="string">
            <text:p text:style-name="P49"/>
          </table:table-cell>
          <table:table-cell table:style-name="Table2.C6" office:value-type="string">
            <text:p text:style-name="P57">DASAR PENGENAAN PAJAK <text:span text:style-name="T17">NILAI LAIN</text:span></text:p>
          </table:table-cell>
          <table:table-cell table:style-name="Table2.D6" office:value-type="string">
            <text:p text:style-name="P47">Rp.</text:p>
          </table:table-cell>
          <table:table-cell table:style-name="Table2.E4" office:value-type="string">
            <text:p text:style-name="P46"><text:span text:style-name="T16"><text:s/></text:span><text:text-input text:description="py3o://function=&quot;'{:,.0f}'.format(o.total_sebelum_pajak).replace(',', 'X').replace('.', ',').replace('X', '.')&quot;">total_sebelum_pajak</text:text-input></text:p>
          </table:table-cell>
        </table:table-row>
        <table:table-row table:style-name="Table2.6">
          <table:table-cell table:style-name="Table2.A6" office:value-type="string">
            <text:p text:style-name="P25"/>
          </table:table-cell>
          <table:table-cell table:style-name="Table2.B7" office:value-type="string">
            <text:p text:style-name="P49"/>
          </table:table-cell>
          <table:table-cell table:style-name="Table2.C7" office:value-type="string">
            <text:p text:style-name="P55">PPN <text:span text:style-name="T17">12%</text:span></text:p>
          </table:table-cell>
          <table:table-cell table:style-name="Table2.D7" office:value-type="string">
            <text:p text:style-name="P47">Rp.</text:p>
          </table:table-cell>
          <table:table-cell table:style-name="Table2.E4" office:value-type="string">
            <text:p text:style-name="P46"><text:span text:style-name="T16"><text:s/></text:span><text:text-input text:description="py3o://function=&quot;'{:,.0f}'.format(o.total_pajak).replace(',', '.')&quot;">total_pajak</text:text-input></text:p>
          </table:table-cell>
        </table:table-row>
        <table:table-row table:style-name="Table2.6">
          <table:table-cell table:style-name="Table2.A6" office:value-type="string">
            <text:p text:style-name="P25"/>
          </table:table-cell>
          <table:table-cell table:style-name="Table2.B8" office:value-type="string">
            <text:p text:style-name="P49"/>
          </table:table-cell>
          <table:table-cell table:style-name="Table2.C7" office:value-type="string">
            <text:p text:style-name="P56"><text:span text:style-name="T12">JUMLAH</text:span> TAGIHAN</text:p>
          </table:table-cell>
          <table:table-cell table:style-name="Table2.D8" office:value-type="string">
            <text:p text:style-name="P47">Rp.</text:p>
          </table:table-cell>
          <table:table-cell table:style-name="Table2.E4" office:value-type="string">
            <text:p text:style-name="P46"><text:span text:style-name="T16"><text:s/></text:span><text:text-input text:description="py3o://function=&quot;'{:,.0f}'.format(o.total_sesudah_pajak).replace(',', '.')&quot;">total_sesudah</text:text-input></text:p>
          </table:table-cell>
        </table:table-row>
      </table:table>
      <text:p text:style-name="P3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Terbilang : </text:p>
          </table:table-cell>
          <table:table-cell table:style-name="Table7.A1" office:value-type="string">
            <text:p text:style-name="P30"><text:user-field-get text:name="py3o.o.total_terbilang">total_terbilang</text:user-field-get></text:p>
          </table:table-cell>
        </table:table-row>
      </table:table>
      <text:p text:style-name="P5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text:user-field-get text:name="py3o.o.jabatan">jabatan</text:user-field-get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text:user-field-get text:name="py3o.o.ttd">ttd</text:user-field-get></text:p>
          </table:table-cell>
        </table:table-row>
      </table:table>
      <text:p text:style-name="P21"><text:a xlink:type="simple" xlink:href="py3o:///for" text:style-name="Internet_20_link" text:visited-style-name="Visited_20_Internet_20_Link"><text:span text:style-name="T3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118in" fo:margin-left="0.0396in" table:align="left"/>
    </style:style>
    <style:style style:name="Table6.A" style:family="table-column">
      <style:table-column-properties style:column-width="1.8701in"/>
    </style:style>
    <style:style style:name="Table6.B" style:family="table-column">
      <style:table-column-properties style:column-width="2.8736in"/>
    </style:style>
    <style:style style:name="Table6.C" style:family="table-column">
      <style:table-column-properties style:column-width="2.06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4" style:family="table">
      <style:table-properties style:width="6.8521in" fo:margin-left="0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0.3139in"/>
    </style:style>
    <style:style style:name="Table4.C" style:family="table-column">
      <style:table-column-properties style:column-width="5.8479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4in" style:rel-column-width="38264*"/>
    </style:style>
    <style:style style:name="Table8.B" style:family="table-column">
      <style:table-column-properties style:column-width="2.8507in" style:rel-column-width="27271*"/>
    </style:style>
    <style:style style:name="Table8.A1" style:family="table-cell">
      <style:table-cell-properties style:vertical-align="middle"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Liberation Sans" fo:font-size="8pt" officeooo:paragraph-rsid="02380ad9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style:font-name="Liberation Sans" fo:font-size="8pt" officeooo:paragraph-rsid="02380ad9" style:font-size-asian="8pt" style:font-size-complex="8pt"/>
    </style:style>
    <style:style style:name="MP1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7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078in" svg:y="0.3472in" svg:width="1.3689in" svg:height="0.3429in" draw:z-index="4"><draw:image xlink:href="Pictures/100000010000010F00000044211F9570D1F89AB5.png" xlink:type="simple" xlink:show="embed" xlink:actuate="onLoad" draw:mime-type="image/png"/></draw:frame><draw:frame draw:style-name="Mfr2" draw:name="Image3" text:anchor-type="char" svg:x="0.2929in" svg:y="0.1429in" svg:width="1.0752in" svg:height="0.6736in" draw:z-index="3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/>
            </table:table-cell>
          </table:table-row>
        </table:table>
        <text:p text:style-name="MP9"/>
        <text:p text:style-name="MP10"><text:a xlink:type="simple" xlink:href="py3o:///for" text:style-name="Internet_20_link" text:visited-style-name="Visited_20_Internet_20_Link">for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1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2">BANK INFORMATION</text:p>
            </table:table-cell>
            <table:covered-table-cell/>
            <table:covered-table-cell/>
          </table:table-row>
          <table:table-row>
            <table:table-cell table:style-name="Table4.A1" office:value-type="string">
              <text:p text:style-name="MP13">Nama</text:p>
            </table:table-cell>
            <table:table-cell table:style-name="Table4.A1" office:value-type="string">
              <text:p text:style-name="MP14">:</text:p>
            </table:table-cell>
            <table:table-cell table:style-name="Table4.A1" office:value-type="string">
              <text:p text:style-name="MP15"><text:user-field-get text:name="py3o.o.company_name">company_name</text:user-field-get></text:p>
            </table:table-cell>
          </table:table-row>
          <table:table-row>
            <table:table-cell table:style-name="Table4.A1" office:value-type="string">
              <text:p text:style-name="MP13">Bank</text:p>
            </table:table-cell>
            <table:table-cell table:style-name="Table4.A1" office:value-type="string">
              <text:p text:style-name="MP14">:</text:p>
            </table:table-cell>
            <table:table-cell table:style-name="Table4.A1" office:value-type="string">
              <text:p text:style-name="MP15"><text:user-field-get text:name="py3o.o.acc_holder_name">acc_holder_name</text:user-field-get></text:p>
            </table:table-cell>
          </table:table-row>
          <table:table-row>
            <table:table-cell table:style-name="Table4.A1" office:value-type="string">
              <text:p text:style-name="MP13">No. Rek.</text:p>
            </table:table-cell>
            <table:table-cell table:style-name="Table4.A1" office:value-type="string">
              <text:p text:style-name="MP14">:</text:p>
            </table:table-cell>
            <table:table-cell table:style-name="Table4.A1" office:value-type="string">
              <text:p text:style-name="MP15"><text:user-field-get text:name="py3o.o.acc_number">acc_number</text:user-field-get></text:p>
            </table:table-cell>
          </table:table-row>
        </table:table>
        <text:p text:style-name="MP16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7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8"><text:page-number text:select-page="current">1</text:page-number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8T11:23:43.283734192</dc:date>
    <meta:editing-duration>P10DT12H37M19S</meta:editing-duration>
    <meta:editing-cycles>280</meta:editing-cycles>
    <meta:generator>LibreOffice/7.4.7.2$Linux_X86_64 LibreOffice_project/40$Build-2</meta:generator>
    <meta:document-statistic meta:table-count="8" meta:image-count="2" meta:object-count="0" meta:page-count="1" meta:paragraph-count="74" meta:word-count="124" meta:character-count="758" meta:non-whitespace-character-count="704"/>
  </office:meta>
</office:document-meta>
</file>